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00857" officeooo:paragraph-rsid="00000857"/>
    </style:style>
    <style:style style:name="P2" style:family="paragraph" style:parent-style-name="Standard">
      <style:text-properties fo:font-size="14pt" fo:font-style="italic" fo:font-weight="bold" officeooo:rsid="00000857" officeooo:paragraph-rsid="00000857"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style:style style:name="T2" style:family="text">
      <style:text-properties officeooo:rsid="00018fbe"/>
    </style:style>
    <style:style style:name="T3" style:family="text">
      <style:text-properties officeooo:rsid="000321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 </text:span>Demonstration lectures</text:p>
      <text:p text:style-name="P2"/>
      <text:p text:style-name="P2">Introduction to sms-tools</text:p>
      <text:p text:style-name="P1">0:00</text:p>
      <text:p text:style-name="P1">音楽アプリケーションのオーディオ信号処理に関するコースに皆様をお迎えしてください。</text:p>
      <text:p text:style-name="P1">0:07</text:p>
      <text:p text:style-name="P1">以前の2回のデモ講義では、2つのオーディオツールを紹介しました。 AudacityとSonic Visualizerは、音の可視化、編集、分析に非常に役立ちました。</text:p>
      <text:p text:style-name="P1">0:22</text:p>
      <text:p text:style-name="P1">この講義では、このコースのために具体的に開発されたツールを使用してください。</text:p>
      <text:p text:style-name="P1">0:31</text:p>
      <text:p text:style-name="P1">これはPythonを使って開発されました。すべてのプログラミングクラスについて詳しく説明します。また、多くのデモでもこれらのツールを使用しています。</text:p>
      <text:p text:style-name="P1">0:46</text:p>
      <text:p text:style-name="P1">まず、これらのツールが利用できるページに移動してみましょう。 GitHubリポジトリにありますので、プログラミング講義でこれについて説明します。そしてそれはディレクトリMTGとSMSツールの下で同じです</text:p>
      <text:p text:style-name="P1">1:05</text:p>
      <text:p text:style-name="P1">ここでは、物事が進行しているように、ツールを常に更新していきます。そして、バグが修正されているので、等しくなります。だから、私はあなたとあなたが見つけることができる最新のバージョンをダウンロードすることをお勧めします。はい？ここではzipファイルをダウンロードできます。ここで指示に従ってコンパイルすることもできます。</text:p>
      <text:p text:style-name="P1">1:31</text:p>
      <text:p text:style-name="P1">私はそれが難しいとは思わない、彼らは開いているツールです。しかし、とにかく、プログラミングのクラスで、私はこれについてより詳しく話します。これは、よくクリックすることができるアイコンの種類を持たないツールセットです。だから、ツールにアクセスする方法は、端末を通してです。これはUbuntuの端末です。ターミナルを開くと、ホームディレクトリに移動します。これは私のホームディレクトリです。</text:p>
      <text:p text:style-name="P1">2:04</text:p>
      <text:p text:style-name="P1">そして、私はこのクラスのために使ってきたいくつかのディレクトリが必要です。</text:p>
      <text:p text:style-name="P1">2:13</text:p>
      <text:p text:style-name="P1">私がsms-toolsパッケージをダウンロードすると、このディレクトリsms-tools-masterが作成されます。したがって、例を実行する。私はそのディレクトリに入っていなければならないので、私はただsmsとタイプします。ところで、非常に使いやすいキーは、Tabキーです。これはオートコンプリートです。これにより、サブディレクトリをすばやく移動したり、ファイルの名前を完成させることができます。はい？これはのディレクトリです</text:p>
      <text:p text:style-name="P1">2:50</text:p>
      <text:p text:style-name="P1">SMSツール。ここでも、いくつかのサブディレクトリがあります。それはソフトウェアを持っている講義をしています。それは私が使用している音があり、作業場所として使用することをお勧めする作業ディレクトリがあります。しかし、私はこれらのツールのいくつかを実証するために、インタフェースに行きたいと思っています。これらはソフトウェアディレクトリ内にあります。はい？ソフトウェアディレクトリには、サブディレクトリがあります。使用したいインターフェイスは、モデルのインターフェイスです。</text:p>
      <text:p text:style-name="P1">3:32</text:p>
      <text:p text:style-name="P1">はい？だから私はモデルのインターフェースに行き、その中にかなりのファイルがあります。しかし、すべてのファイルのためのメインインターフェイスがあり、それはmodels_gui.pyと呼ばれるものです、よろしいですか？したがって、私たちはこのファイルを実行することができ、そのインターフェースを介して、私はそれらのすべてにアクセスします。 Pythonファイルを実行するには、Pythonだけを入力します。</text:p>
      <text:p text:style-name="P1">4:07</text:p>
      <text:p text:style-name="P1">そして、Pythonファイルの名前。したがって、models_gui.pyと入力すると、このpythonファイルが実行されます。はい？これはインターフェイスなので、これでこれらの小さなインターフェイスが開かれました。</text:p>
      <text:p text:style-name="P1">4:27</text:p>
      <text:p text:style-name="P1">そして、その中で私はクラスで話すことになる様々な分析と合成のツールにアクセスできます。</text:p>
      <text:p text:style-name="P1">4:37</text:p>
      <text:p text:style-name="P1">例えば、DFT、STFT、正弦モデル、高調波モデル、確率モデル、正弦波プラス残差などがあります。正弦波+確率的、高調波+残差、高調波+確率的である。それはかなり大変です。しかし、私たちはデモとプログラミングの講義の両方でそれらのすべてを通過します。</text:p>
      <text:p text:style-name="P1">4:59</text:p>
      <text:p text:style-name="P1">これらのことがどのように機能するかの例を示すために、短時間フーリエ変換に移行してみましょう。これは我々が話す最初のモデルの一つです。ここではファイルを入力することができますが、デフォルトでは常に意味がありますが、別のファイルに移動してみましょう。ですから、これはMy Soundsのディレクトリです。たとえば、このオーケストラのサウンドを使用します。</text:p>
      <text:p text:style-name="P1"><text:soft-page-break/>5:25</text:p>
      <text:p text:style-name="P1">そして、ここからそれを演奏することができます。 [MUSIC]これは、断片を演奏する中国のオーケストラの録音です。ここでは、音を分析するために使用するパラメータがたくさんあります。既定のパラメータを使用し、[計算]をクリックします。</text:p>
      <text:p text:style-name="P1">5:51</text:p>
      <text:p text:style-name="P1">はい。これが計算したものです。</text:p>
      <text:p text:style-name="P1">5:56</text:p>
      <text:p text:style-name="P1">これはオリジナルのファイル入力音x信号でした。それから、Audacityや音響ビジュアライザーで見られるようなスペクトログラムを分析しました。しかし今、私たちは実際に私たち自身のプログラムで計算しました。 Audacityやサウンドビジュアライザーよりも少しコントロールがあります。スペクトログラムの大きさを見ることができます。また、スペクトログラムの位相を見ることができます。これについては、その話をします。そして、このプロセスを逆にすることができ、原音を合成し、出力をy信号で出力します。そしてインターフェイスからは、これらの出力音を再生することができます。さて、基本的には同じです。つまり、この分析合成はアイデンティティシステムの観点からは非常にうまく機能しています。</text:p>
      <text:p text:style-name="P1">6:59</text:p>
      <text:p text:style-name="P1">だからそれは良いです。これらのモデルの別のモデルに移動しましょう。たぶん、私たちがやる最も洗練されたもの、それは高調波と呼ばれ、確率的な表現です。もう一度、このサックスフレーズの代わりに別の音を出してみましょう。短いバージョンを取ってみましょう。もっと早くなるでしょう。はい？そしてそれを試してみましょう。 [MUSIC]いいですか？これはサックスフレーズです。また、さまざまな事柄を分析し、多くのパラメータを定義することができます。それから私たちはそれを計算します。だから、これはもっと洗練されたモデルですが、少し時間がかかります。そして、これがこの分析の結果です。これは私たちが聞いた入力音です。これは、私たちが計算した分析表現であり、高調波と確率的表現と呼ばれるものを示しています。これが合成です。それを見ると、元のものと非常に似ています。それを聞いてみましょう。さて、それはかなり似ています。しかし、これらの分析では、サウンドの2つの側面を分析しています。私たちがSinusoidと呼ぶものを聞いてみましょう。[MUSIC]基本的には、音の中で興味深い要素の大部分を捕捉しますが、それもあります。確率的な信号としてモデル化された残差も、私たちも聞くことができます。 [音]。はい？それはかなり柔らかいですが、注意を払うと基本的に音の呼吸部分の空気部分があります。それは多くの音ではかなり関係しています。さて、このインターフェイスを閉じましょう。私たちも使用する別のインターフェースに行きましょう。そして、私たちはこれを行うことで元に戻ります。そして今、私たちは再びツールのメインディレクトリに入っています。ソフトウェアに行くと、モデルインターフェースに行くのではなく、変換に行きます。はい？そこで、我々はtransformations_interfaceに行きます。そして、これらはプログラムアルゴリズムです。彼らがしているのは、私たちが見たモデルを使ってサウンドを変換することです。そして、やはり、それにはたくさんの変形があります。そして、それは主要なインターフェースです。これらはGUIの変換です。はい。そこで、pythonとこのファイルの名前を入力して、これらのファイルを実行することができます。はい。ここでは、私たちが話したモデルを使ってさまざまな音を変えるいくつかの特異性があります。たとえば、短時間フーリエ変換でモーフィングを行い、サインモデルで変換を行い、ハーモニックモデルで変換することができます。確率論的モデルでは、高調波に確率的なものを加えたものです。そして、私は高調波と確率的なものを組み合わせてモーフを行います。私たちが以前に言及した、調和論と確率論に行きましょう。そして、サックスフレーズの代わりに、短いフレーズ、サックスフレーズを使ってみましょう。さて、私たちはそれをプレイすることができます。 [MUSIC]そして4つのパラメータを使って分析しましょう。</text:p>
      <text:p text:style-name="P1">10:59</text:p>
      <text:p text:style-name="P1">これは元の音です</text:p>
      <text:p text:style-name="P1">11:02</text:p>
      <text:p text:style-name="P1">これは、私たちが行った分析であり、高調波と確率的成分とを見て合成します。それは以前のように見えるので、かなり良いようです。そしてここでインターフェースに戻り、いくつかの変換を適用することができます。ここにいくつかの値がありますが、これらを消去して、何らかの識別パラメータを入れてみましょう。アイデンティティは変化がないことを意味します。したがって、周波数はスケーリングされています。ここには時間値があります。したがって、時間<text:span text:style-name="T2">0</text:span>で周波数スケーリングを1にすることができます。スケーリングがないことを意味します。そして、時間1では、最後に同じものを置くので、周波数スケーリングがないことを意味します。周波数ストレッチは同じことをするので、ゼロ、1つ、1つを行います。そして、時間スケーリングは時間スケーリングを行わないので、時間<text:span text:style-name="T3">0</text:span>があり、時間1では時間があります。したがって、時間は正規化されます。だから私たちはあらゆる値を入れることができます。つまり、<text:span text:style-name="T3">0</text:span>から1まで働くことができます。ここでは音色の保存の点で、<text:span text:style-name="T3">0</text:span>を置いてどこにも行かないようにしましょう。さて、変換を適用しましょう。</text:p>
      <text:p text:style-name="P1">12:24</text:p>
      <text:p text:style-name="P1">そして今、私たちはそれを聞くことができます。 [音楽]。さて、私たちは何もしていない。しかし今、いくつかの変更を加えましょう。たとえば、何をすることができますか？では、1オクターブ上に移調しましょう。それはどういう意味ですか？だから、それはちょうど2つ、そして1つ2つを置くことを意味します。はい？</text:p>
      <text:p text:style-name="P1">12:47</text:p>
      <text:p text:style-name="P1">そして今、私たちがそれを演奏すれば[音楽]よろしいですか？音質を維持しようとしているということを意味するように、音色を維持しているならば。</text:p>
      <text:p text:style-name="P1">13:05</text:p>
      <text:p text:style-name="P1"><text:soft-page-break/>それは少し良くなるでしょう。 [MUSIC]いいですか？しかし、私たちは他のことをすることができます。例えば、時間周波数ストレッチをしましょう。周波数ストレッチは、これを元のものに戻すことができます。それは、部分的な部分を伸ばすことのようなものです。たとえば、時間ゼロから始めると、少し伸びます。そして、その時、私たちはそれをもう少し伸ばします。はい？私たちは1.01を始め、ここでは1.1です。この変換を適用しましょう。そしてここでは、高調波のようなものが上がっていくのを見ています。周波数が高くなるにつれて、それらは分かれていきます。 [音楽]。はい？だから我々は、より高い周波数で、これらの非同調性を聞いています。もちろん、変換を大きくすると、ストレッチが大きくなるほど、その効果は大きくなります。</text:p>
      <text:p text:style-name="P1">14:23</text:p>
      <text:p text:style-name="P1">そして、これは非常に顕著になります。 [MUSIC]さて、そして、我々は、周波数の伸びに関して、変換なしに戻ることができます。</text:p>
      <text:p text:style-name="P1">14:36</text:p>
      <text:p text:style-name="P1">そして。 0111して、0で伸ばしてみましょう。例えば0としましょう。0.5をしましょう。音を圧縮します。だから私たちはもっと短くするので、0.25とするとそうなるでしょう。期間の半分、次に時間1では、同じままにします。だから、最初は速く進んでしまい、その後はもっと遅くなるでしょう。それを聞いてみましょう。さて、私たちはそれを演奏します。 [MUSIC]いいですか？だから、サウンドの最初の半分、最初のほうが早くなりました。そして、後半の音が遅くなりました。</text:p>
      <text:p text:style-name="P1">15:29</text:p>
      <text:p text:style-name="P1">さて、それは非常に簡単な例です。これらのツールについてもう少し詳しくお話します。そして、うまくいけば、これらのことをすべて試してみるのが楽しいでしょう。</text:p>
      <text:p text:style-name="P1">15:45</text:p>
      <text:p text:style-name="P1">そしてそれはそれでした。もちろん、これらのsms-toolsについてもっと知りたければ、クラスに従ってください。私たちはそれにかなり深く入ります。実際のコードでは、このディレクトリに移動できます。そしてまた、これらの音は、すべてFreesoundから来ています。</text:p>
      <text:p text:style-name="P1">16:10</text:p>
      <text:p text:style-name="P1">だからこれはすべてだった。そこでこの最初の3回のデモ講義では、3つのツール、3つのアプリケーションを紹介しました。</text:p>
      <text:p text:style-name="P1">16:19</text:p>
      <text:p text:style-name="P1">Audacity、Sonic Visualizer、そして私たち自身のツールです。</text:p>
      <text:p text:style-name="P1">16:24</text:p>
      <text:p text:style-name="P1">うまくいけば、これはあなたに、オーディオを操作するために使用できるツールのタイプの概要を示します。そして、うまくいけば、これはあなたにコースに従うことに興味を持ち、本当にこれの背後にあるものを理解しようとしています</text:p>
      <text:p text:style-name="P1">16:40</text:p>
      <text:p text:style-name="P1">デモ講義では、ツールの紹介をします。そして、非常に実用的なアプリケーションから、プログラミングクラスではもちろん、理論講義でも、このすべてを深く理解しようとします。今日はそれがすべてです。次のクラスでお会いしたいと思います。ありがとうございま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3:01:57.939206679</meta:creation-date>
    <dc:date>2018-09-30T03:18:22.164537336</dc:date>
    <meta:editing-duration>PT16M23S</meta:editing-duration>
    <meta:editing-cycles>3</meta:editing-cycles>
    <meta:generator>LibreOffice/5.1.6.2$Linux_X86_64 LibreOffice_project/10m0$Build-2</meta:generator>
    <meta:document-statistic meta:table-count="0" meta:image-count="0" meta:object-count="0" meta:page-count="3" meta:paragraph-count="66" meta:word-count="5190" meta:character-count="5631" meta:non-whitespace-character-count="5610"/>
  </office:meta>
</office:document-meta>
</file>